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21310a" officeooo:paragraph-rsid="0021310a"/>
    </style:style>
    <style:style style:name="P4" style:family="paragraph" style:parent-style-name="Standard">
      <style:paragraph-properties fo:margin-top="0cm" fo:margin-bottom="0cm" style:contextual-spacing="false" fo:line-height="100%"/>
      <style:text-properties style:font-name="FreeSans" officeooo:rsid="002a5466" officeooo:paragraph-rsid="002a5466"/>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c4e6d" officeooo:paragraph-rsid="002c4e6d" style:font-size-asian="14pt" style:font-weight-asian="bold" style:font-size-complex="14pt" style:font-weight-complex="bold"/>
    </style:style>
    <style:style style:name="P14" style:family="paragraph" style:parent-style-name="Standard">
      <style:paragraph-properties fo:margin-top="0cm" fo:margin-bottom="0cm" style:contextual-spacing="false" fo:line-height="100%"/>
      <style:text-properties style:font-name="FreeSans" officeooo:rsid="002d1d69" officeooo:paragraph-rsid="002d1d69"/>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alestra aborda possível vulnerabilidade de dados no processo eleitoral brasileiro</text:p>
      <text:p text:style-name="P1"/>
      <text:p text:style-name="P1"><text:s/></text:p>
      <text:p text:style-name="P14">O palestrante Diego de Freitas Aranha, abordou o assunto sobre sistema de votação da urna eletrônica</text:p>
      <text:p text:style-name="P14"><text:s/></text:p>
      <text:p text:style-name="P14"></text:p>
      <text:p text:style-name="P14">Em ano de eleições, o assunto da espionagem e segurança de dados na internet ganha ainda mais força. O sistema de votação eletrônica no Brasil foi tema de debate realizado no último dia do Fórum Internacional Software Livre (FISL), no Centro de Eventos da PUCRS, em Porto Alegre, neste sábado (10/05). Com o objetivo de esclarecer dúvidas sobre o Sistema de Segurança Eleitoral, Diego de Freitas Aranha, professor de criptografia da Universidade Estadual de Campinas (UNICAMP) participou de testes organizados pelo Tribunal Superior Eleitoral (TSE), na ocasião em que era professor da UnB.</text:p>
      <text:p text:style-name="P14"></text:p>
      <text:p text:style-name="P14">Um dos assuntos que chamou a atenção foram vulnerabilidades que puderam ser detectadas durante participação de equipe da UnB nos Testes Públicos de Segurança, organizados pelo TSE, com impacto considerável no anonimato e destinação dos votos. O palestrante explicou que um adversário poderia usar ferramentas para influenciar no resultado da eleição real.</text:p>
      <text:p text:style-name="P14"></text:p>
      <text:p text:style-name="P14">- Foram avaliados os mecanismos e a segurança presentes no sistema de votação da urna eletrônica. Nesses testes foram encontradas vulnerabilidades que ameaçam o sigilo do voto, quanto à integridade dos resultados para as eleições de 2104. A falta de transparência no processo, não nos permite verificar que essas características foram corrigidas - afirmou o palestrante Diego.</text:p>
      <text:p text:style-name="P14"></text:p>
      <text:p text:style-name="P14">O palestrante reforçou aos presentes que não possui vínculo com o TSE, mas participou de forma voluntária procurando encontrar problemas que eles poderiam ou deveriam corrigir. Não houve nenhum tipo de remuneração ou institucionalização nesse contato.</text:p>
      <text:p text:style-name="P3"/>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7"/>
      <text:p text:style-name="P7">Sobre o FISL </text:p>
      <text:p text:style-name="P6"/>
      <text:p text:style-name="P6">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6"/>
      <text:p text:style-name="P7">Assessoria de Imprensa </text:p>
      <text:p text:style-name="P6">Fones: (51) 3361.6016 / (51) 8536.0690 / (51) 8536.0691 </text:p>
      <text:p text:style-name="P6">E-mail: <text:s/>playpress@playpress.com.br</text:p>
      <text:p text:style-name="P6"/>
      <text:p text:style-name="P6">Redação: Mariana da Rosa </text:p>
      <text:p text:style-name="P6">Coordenação: Marcelo Matusiak</text:p>
      <text:p text:style-name="P5"/>
      <text:p text:style-name="P8">Material promocional do FISL e logotipo em alta resolução e vetorial:</text:p>
      <text:p text:style-name="P11"><text:a xlink:type="simple" xlink:href="http://comunicacao.softwarelivre.org/fisl15"><text:span text:style-name="T2">http://comunicacao.softwarelivre.org/fisl15</text:span></text:a></text:p>
      <text:p text:style-name="P10"/>
      <text:p text:style-name="P9">Fotos em alta resolução da última edição do FISL:</text:p>
      <text:p text:style-name="P12"><text:a xlink:type="simple" xlink:href="https://www.flickr.com/photos/fisl14"><text:span text:style-name="T1">https://www.flickr.com/photos/fisl1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23</meta:editing-cycles>
    <meta:creation-date>2014-04-30T13:37:00</meta:creation-date>
    <dc:date>2014-05-10T17:46:19.566848382</dc:date>
    <meta:editing-duration>PT44M20S</meta:editing-duration>
    <meta:generator>LibreOffice/4.1.2.3$Linux_X86_64 LibreOffice_project/410m0$Build-3</meta:generator>
    <meta:document-statistic meta:table-count="0" meta:image-count="0" meta:object-count="0" meta:page-count="1" meta:paragraph-count="24" meta:word-count="402" meta:character-count="2740" meta:non-whitespace-character-count="23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